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5559CC9C4501862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erif"/>
    <style:font-face style:name="Liberation Sans1" svg:font-family="'Liberation Sans'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2cm"/>
    </style:style>
    <style:style style:name="Tabulka1.B" style:family="table-column">
      <style:table-column-properties style:column-width="12.12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1ab7e0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1ab7e0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5" style:family="paragraph" style:parent-style-name="Text_20_body">
      <style:paragraph-properties fo:text-align="start" style:justify-single-word="false"/>
      <style:text-properties fo:background-color="#ffffff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#ffffff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>
        <style:tab-stops>
          <style:tab-stop style:position="4.286cm"/>
        </style:tab-stops>
      </style:paragraph-properties>
    </style:style>
    <style:style style:name="P9" style:family="paragraph" style:parent-style-name="Table_20_Contents">
      <style:text-properties fo:background-color="#ffffff"/>
    </style:style>
    <style:style style:name="P10" style:family="paragraph" style:parent-style-name="Table_20_Contents">
      <style:text-properties officeooo:rsid="001ab7e0" officeooo:paragraph-rsid="001ab7e0" fo:background-color="#ffffff"/>
    </style:style>
    <style:style style:name="P11" style:family="paragraph" style:parent-style-name="Heading">
      <style:paragraph-properties fo:text-align="center" style:justify-single-word="false"/>
      <style:text-properties fo:background-color="#ffffff"/>
    </style:style>
    <style:style style:name="P12" style:family="paragraph" style:parent-style-name="Standard" style:master-page-name="First_20_Page">
      <style:paragraph-properties fo:text-align="end" style:justify-single-word="false" style:page-number="auto"/>
      <style:text-properties fo:background-color="#ffffff"/>
    </style:style>
    <style:style style:name="P13" style:family="paragraph" style:parent-style-name="Standard">
      <style:text-properties officeooo:paragraph-rsid="001c808a"/>
    </style:style>
    <style:style style:name="P1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#ffffff"/>
    </style:style>
    <style:style style:name="P15" style:family="paragraph" style:parent-style-name="Table_20_Contents">
      <style:text-properties fo:font-weight="bold" officeooo:rsid="0017dd11" officeooo:paragraph-rsid="0017dd11" style:font-weight-asian="bold" style:font-weight-complex="bold"/>
    </style:style>
    <style:style style:name="P16" style:family="paragraph" style:parent-style-name="Table_20_Contents">
      <style:text-properties fo:font-weight="bold" officeooo:rsid="0017dd11" officeooo:paragraph-rsid="001c808a" style:font-weight-asian="bold" style:font-weight-complex="bold"/>
    </style:style>
    <style:style style:name="P17" style:family="paragraph" style:parent-style-name="Table_20_Contents">
      <style:text-properties officeooo:rsid="0017dd11" officeooo:paragraph-rsid="0017dd11" fo:background-color="#ffffff"/>
    </style:style>
    <style:style style:name="P18" style:family="paragraph" style:parent-style-name="Table_20_Contents">
      <style:text-properties officeooo:rsid="0017dd11" officeooo:paragraph-rsid="001c808a" fo:background-color="#ffffff"/>
    </style:style>
    <style:style style:name="P19" style:family="paragraph" style:parent-style-name="Table_20_Contents">
      <style:text-properties officeooo:paragraph-rsid="001c808a"/>
    </style:style>
    <style:style style:name="T1" style:family="text">
      <style:text-properties style:font-name-complex="Liberation Sans2"/>
    </style:style>
    <style:style style:name="T2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6" style:family="text">
      <style:text-properties fo:background-color="#ffffff" loext:char-shading-value="0"/>
    </style:style>
    <style:style style:name="T7" style:family="text">
      <style:text-properties fo:font-weight="bold" fo:background-color="#ffffff" loext:char-shading-value="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ab7e0"/>
    </style:style>
    <style:style style:name="T10" style:family="text">
      <style:text-properties officeooo:rsid="001c808a"/>
    </style:style>
    <style:style style:name="T11" style:family="text">
      <style:text-properties officeooo:rsid="001d02b1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. zn. RP #4342, <text:s/><text:span text:style-name="T11">#9049</text:span></text:p>
      <text:p text:style-name="P11"><text:span text:style-name="T10">Dodatek č.1</text:span>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7">Zadavatel</text:span><text:span text:style-name="T6">:</text:span></text:p>
          </table:table-cell>
          <table:table-cell table:style-name="Tabulka1.A1" office:value-type="string">
            <text:p text:style-name="P7"><text:span text:style-name="T8">Česká pirátská strana, </text:span>organizační složka: republikové předsednictvo</text:p>
            <text:p text:style-name="P7">zastoupena: Mgr. Jakubem Michálkem, místopředsedou strany</text:p>
            <text:p text:style-name="P7">e-mail: <text:a xlink:type="simple" xlink:href="mailto:jakub.michalek@pirati.cz" text:style-name="Internet_20_link" text:visited-style-name="Visited_20_Internet_20_Link">jakub.michalek@pirati.cz</text:a> </text:p>
            <text:p text:style-name="P7">kontaktní osobou je vedoucí právního týmu nebo jin<text:span text:style-name="T10">á</text:span> osoba pověřená republikovým předsednictvem</text:p>
            <text:p text:style-name="P7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7">Dodavatel</text:span><text:span text:style-name="T6">:</text:span></text:p>
          </table:table-cell>
          <table:table-cell table:style-name="Tabulka1.A1" office:value-type="string">
            <text:p text:style-name="Table_20_Contents">Jméno: Adam Kudrli<text:bookmark text:name="_GoBack"/>čka </text:p>
            <text:p text:style-name="P8">není podnikatel, ročník: <text:span text:style-name="T9">1991</text:span> město bydliště: <text:span text:style-name="T9">Líšov</text:span></text:p>
          </table:table-cell>
        </table:table-row>
        <table:table-row table:style-name="Tabulka1.1">
          <table:table-cell table:style-name="Tabulka1.A1" office:value-type="string">
            <text:p text:style-name="P15"><text:span text:style-name="T6">Předmět dodatku:</text:span></text:p>
          </table:table-cell>
          <table:table-cell table:style-name="Tabulka1.A1" office:value-type="string">
            <text:p text:style-name="P17">Navýšení odměny od 1.3.2018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7">Odměna</text:span><text:span text:style-name="T6">:</text:span></text:p>
          </table:table-cell>
          <table:table-cell table:style-name="Tabulka1.A1" office:value-type="string">
            <text:p text:style-name="Table_20_Contents">---120 Kč/hod (slovy: stodvacet korun českých za hodinu)</text:p>
            <text:p text:style-name="Table_20_Contents">odměna se vyplácí průběžně a zahrnuje i případný daňový odvod a náklady na veřejné pojištění, pokud se platí</text:p>
          </table:table-cell>
        </table:table-row>
      </table:table>
      <text:p text:style-name="P4"><text:span text:style-name="T6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6">https://www.pirati.cz/rules/ppu</text:span></text:span></text:a><text:span text:style-name="T6">&gt;, s nimiž se smluvní strany seznámily a zavazují se je dodržovat. Na důkaz seznámení se s podmínkami a uzavření smlouvy připojují smluvní strany své podpisy:</text:span></text:p>
      <text:p text:style-name="P6">V Praze dne <text:span text:style-name="T9">19</text:span>. <text:span text:style-name="T10">2</text:span>. 201<text:span text:style-name="T9">8</text:span></text:p>
      <text:p text:style-name="P6">Za zadavatele: </text:p>
      <text:p text:style-name="P6"/>
      <text:p text:style-name="P6">…....................................................<text:tab/></text:p>
      <text:p text:style-name="P6">Za dodavatele: </text:p>
      <text:p text:style-name="P6"/>
      <text:p text:style-name="P6">…...................................................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erif"/>
    <style:font-face style:name="Liberation Sans1" svg:font-family="'Liberation Sans'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punctuation-wrap="hanging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5" style:list-style-name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/>
    </style:style>
    <style:style style:name="List_20_3" style:display-name="List 3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itace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1ab7e0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1ab7e0"/>
    </style:style>
    <style:style style:name="MT1" style:family="text">
      <style:text-properties style:font-name-complex="Liberation Sans2"/>
    </style:style>
    <style:style style:name="MT2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411cm" fo:margin-left="2.499cm" fo:margin-right="2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svg:height="2.355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Picture" text:anchor-type="char" svg:x="0cm" svg:y="0.002cm" svg:width="5.666cm" svg:height="2.346cm" draw:z-index="0"><draw:image xlink:href="Pictures/100002010000044A000001C75559CC9C4501862E.png" xlink:type="simple" xlink:show="embed" xlink:actuate="onLoad"/></draw:frame></text:p>
      </style:header>
      <style:footer>
        <text:p text:style-name="MP2">Česká pirátská strana • Řehořova 943/19, 130 00 Praha 3 • Doručovat do datové schránky b2i4r6j</text:p>
        <text:p text:style-name="MP3"><text:span text:style-name="MT2">Tel. +420 </text:span><text:a xlink:type="simple" xlink:href="tel:778%20702%20713" office:target-frame-name="_blank" xlink:show="new" text:style-name="Internet_20_link" text:visited-style-name="Visited_20_Internet_20_Link"><text:span text:style-name="MT3">778 702 713</text:span></text:a><text:span text:style-name="MT2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2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2"> • IČO 71339698</text:span></text:p>
        <text:p text:style-name="MP3"><text:span text:style-name="MT4">Transparentní účty: Volební: 2901172853/2010, Zvláštní: 2200623578/2010,</text:span><text:span text:style-name="MT5"> </text:span><text:span text:style-name="MT4">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editing-cycles>5</meta:editing-cycles>
    <meta:print-date>2017-01-05T13:55:00</meta:print-date>
    <meta:creation-date>2017-01-05T13:55:00</meta:creation-date>
    <dc:date>2018-02-19T14:03:51.579135135</dc:date>
    <dc:language>cs-CZ</dc:language>
    <meta:editing-duration>PT5M52S</meta:editing-duration>
    <meta:generator>LibreOffice/5.1.6.2$Linux_X86_64 LibreOffice_project/10m0$Build-2</meta:generator>
    <meta:document-statistic meta:table-count="1" meta:image-count="1" meta:object-count="0" meta:page-count="1" meta:paragraph-count="26" meta:word-count="177" meta:character-count="1373" meta:non-whitespace-character-count="1215"/>
    <meta:user-defined meta:name="AppVersion">14.0000</meta:user-defined>
    <meta:user-defined meta:name="Company">MHM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